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0.6083in" style:rel-column-width="5956*"/>
    </style:style>
    <style:style style:name="Table3.C" style:family="table-column">
      <style:table-column-properties style:column-width="0.6083in" style:rel-column-width="5958*"/>
    </style:style>
    <style:style style:name="Table3.F" style:family="table-column">
      <style:table-column-properties style:column-width="0.6083in" style:rel-column-width="5957*"/>
    </style:style>
    <style:style style:name="Table3.K" style:family="table-column">
      <style:table-column-properties style:column-width="0.609in" style:rel-column-width="596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576in" style:rel-column-width="5460*"/>
    </style:style>
    <style:style style:name="Table1.C" style:family="table-column">
      <style:table-column-properties style:column-width="0.5576in" style:rel-column-width="5461*"/>
    </style:style>
    <style:style style:name="Table1.L" style:family="table-column">
      <style:table-column-properties style:column-width="0.5583in" style:rel-column-width="546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L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L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0.6688in" style:rel-column-width="6548*"/>
    </style:style>
    <style:style style:name="Table2.B" style:family="table-column">
      <style:table-column-properties style:column-width="0.459in" style:rel-column-width="4494*"/>
    </style:style>
    <style:style style:name="Table2.C" style:family="table-column">
      <style:table-column-properties style:column-width="0.8799in" style:rel-column-width="8615*"/>
    </style:style>
    <style:style style:name="Table2.E" style:family="table-column">
      <style:table-column-properties style:column-width="0.6694in" style:rel-column-width="6554*"/>
    </style:style>
    <style:style style:name="Table2.J" style:family="table-column">
      <style:table-column-properties style:column-width="0.6701in" style:rel-column-width="6560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text-properties officeooo:paragraph-rsid="000ac599"/>
    </style:style>
    <style:style style:name="P2" style:family="paragraph" style:parent-style-name="Standard">
      <style:text-properties officeooo:rsid="000752e7" officeooo:paragraph-rsid="000c8a90"/>
    </style:style>
    <style:style style:name="P3" style:family="paragraph" style:parent-style-name="Preformatted_20_Text">
      <style:text-properties officeooo:rsid="0006c149" officeooo:paragraph-rsid="0006c149"/>
    </style:style>
    <style:style style:name="P4" style:family="paragraph" style:parent-style-name="Preformatted_20_Text">
      <style:text-properties officeooo:rsid="000752e7" officeooo:paragraph-rsid="000752e7"/>
    </style:style>
    <style:style style:name="P5" style:family="paragraph" style:parent-style-name="Preformatted_20_Text">
      <style:text-properties officeooo:paragraph-rsid="000752e7"/>
    </style:style>
    <style:style style:name="P6" style:family="paragraph" style:parent-style-name="Preformatted_20_Text">
      <style:text-properties officeooo:rsid="00093b0e" officeooo:paragraph-rsid="00093b0e"/>
    </style:style>
    <style:style style:name="P7" style:family="paragraph" style:parent-style-name="Preformatted_20_Text">
      <style:text-properties officeooo:rsid="000ac599" officeooo:paragraph-rsid="000ac599"/>
    </style:style>
    <style:style style:name="P8" style:family="paragraph" style:parent-style-name="Preformatted_20_Text">
      <style:text-properties officeooo:paragraph-rsid="000ac599"/>
    </style:style>
    <style:style style:name="P9" style:family="paragraph" style:parent-style-name="Preformatted_20_Text">
      <style:text-properties officeooo:rsid="000c8a90" officeooo:paragraph-rsid="000c8a90"/>
    </style:style>
    <style:style style:name="P10" style:family="paragraph" style:parent-style-name="Preformatted_20_Text">
      <style:text-properties officeooo:rsid="000caeb7" officeooo:paragraph-rsid="000caeb7"/>
    </style:style>
    <style:style style:name="P11" style:family="paragraph" style:parent-style-name="Table_20_Contents">
      <style:text-properties style:font-name="Liberation Mono" fo:font-size="10pt" style:font-name-asian="AR PL UMing HK1" style:font-size-asian="10pt" style:font-name-complex="Liberation Mono" style:font-size-complex="10pt"/>
    </style:style>
    <style:style style:name="P12" style:family="paragraph" style:parent-style-name="Table_20_Contents">
      <style:text-properties style:font-name="Liberation Mono" fo:font-size="10pt" officeooo:rsid="000752e7" officeooo:paragraph-rsid="000752e7" style:font-name-asian="AR PL UMing HK1" style:font-size-asian="10pt" style:font-name-complex="Liberation Mono" style:font-size-complex="10pt"/>
    </style:style>
    <style:style style:name="P13" style:family="paragraph" style:parent-style-name="Table_20_Contents">
      <style:text-properties style:font-name="Liberation Mono" fo:font-size="10pt" officeooo:rsid="000752e7" officeooo:paragraph-rsid="000ac599" style:font-name-asian="AR PL UMing HK1" style:font-size-asian="10pt" style:font-name-complex="Liberation Mono" style:font-size-complex="10pt"/>
    </style:style>
    <style:style style:name="P14" style:family="paragraph" style:parent-style-name="Table_20_Contents">
      <style:text-properties style:font-name="Liberation Mono" fo:font-size="10pt" officeooo:rsid="000752e7" officeooo:paragraph-rsid="000c8a90" style:font-name-asian="AR PL UMing HK1" style:font-size-asian="10pt" style:font-name-complex="Liberation Mono" style:font-size-complex="10pt"/>
    </style:style>
    <style:style style:name="P15" style:family="paragraph" style:parent-style-name="Table_20_Contents">
      <style:text-properties style:font-name="Liberation Mono" fo:font-size="10pt" officeooo:rsid="000a9322" officeooo:paragraph-rsid="000a9322" style:font-name-asian="AR PL UMing HK1" style:font-size-asian="10pt" style:font-name-complex="Liberation Mono" style:font-size-complex="10pt"/>
    </style:style>
    <style:style style:name="P16" style:family="paragraph" style:parent-style-name="Table_20_Contents">
      <style:text-properties style:font-name="Liberation Mono" fo:font-size="10pt" officeooo:rsid="000a9322" officeooo:paragraph-rsid="000ac599" style:font-name-asian="AR PL UMing HK1" style:font-size-asian="10pt" style:font-name-complex="Liberation Mono" style:font-size-complex="10pt"/>
    </style:style>
    <style:style style:name="P17" style:family="paragraph" style:parent-style-name="Table_20_Contents">
      <style:text-properties style:font-name="Liberation Mono" fo:font-size="10pt" officeooo:rsid="000ac599" officeooo:paragraph-rsid="000ac599" style:font-name-asian="AR PL UMing HK1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officeooo:rsid="000ac599" officeooo:paragraph-rsid="000c8a90" style:font-name-asian="AR PL UMing HK1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paragraph-rsid="000ac599" style:font-name-asian="AR PL UMing HK1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0c8a90" officeooo:paragraph-rsid="000c8a90" style:font-name-asian="AR PL UMing HK1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paragraph-rsid="000c8a90" style:font-name-asian="AR PL UMing HK1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0caeb7" officeooo:paragraph-rsid="000caeb7" style:font-name-asian="AR PL UMing HK1" style:font-size-asian="10pt" style:font-name-complex="Liberation Mono" style:font-size-complex="10pt"/>
    </style:style>
    <style:style style:name="T1" style:family="text">
      <style:text-properties officeooo:rsid="000752e7"/>
    </style:style>
    <style:style style:name="T2" style:family="text">
      <style:text-properties officeooo:rsid="000a9322"/>
    </style:style>
    <style:style style:name="T3" style:family="text">
      <style:text-properties officeooo:rsid="000ac599"/>
    </style:style>
    <style:style style:name="T4" style:family="text">
      <style:text-properties officeooo:rsid="000c8a90"/>
    </style:style>
    <style:style style:name="T5" style:family="text">
      <style:text-properties officeooo:rsid="000caeb7"/>
    </style:style>
    <style:style style:name="T6" style:family="text">
      <style:text-properties officeooo:rsid="000d70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/*</text:p>
      <text:p text:style-name="P3">* <text:span text:style-name="T1">NAME: Megan Chu</text:span></text:p>
      <text:p text:style-name="P3">* <text:span text:style-name="T1">PID: A12814536</text:span></text:p>
      <text:p text:style-name="P3">* <text:span text:style-name="T1">LOGIN: cs12waot</text:span></text:p>
      <text:p text:style-name="P3">*/</text:p>
      <text:p text:style-name="P4"/>
      <text:p text:style-name="P5"><text:span text:style-name="T1">1. {</text:span>4371, 1323, 6273, 4399, 4744, 9879, 1989}</text:p>
      <text:p text:style-name="P5"/>
      <text:p text:style-name="P9">h(4371) = 4371 % 10 = 1</text:p>
      <text:p text:style-name="P9">h(1323) = 1323 % 10 = 3</text:p>
      <text:p text:style-name="P9">h(6273) = 6273 % 10 = 3 COLLISION!!</text:p>
      <text:p text:style-name="P9">h(6273, <text:span text:style-name="T5">1) = (3 + 1*(5 – 6273 % 5)) % 10 = 5</text:span></text:p>
      <text:p text:style-name="P10">h(4399) = 4399 % 10 = 9</text:p>
      <text:p text:style-name="P10">h(4744) = 4744 % 10 = 4</text:p>
      <text:p text:style-name="P10">h(9879) = 9879 % 10 = 9 COLLISION!!</text:p>
      <text:p text:style-name="P10">h(9879, 1) = <text:span text:style-name="T6">(</text:span>9 + 1*(5 – 9879 % 5)<text:span text:style-name="T6">) % 10</text:span> = 0</text:p>
      <text:p text:style-name="P10">h(1989) = 1989 % 10 = 9 COLLISION!!</text:p>
      <text:p text:style-name="P10">h(1989, 1) = <text:span text:style-name="T6">(</text:span>9 + 1*(5 – 1989 % 5)<text:span text:style-name="T6">) % 10</text:span> = 0 COLLISION!!</text:p>
      <text:p text:style-name="P10">h(1989, 2) = <text:span text:style-name="T6">(</text:span>9 + 2*(5 – 1989 % 5)<text:span text:style-name="T6">) % 10</text:span> = 1 COLLISION!!</text:p>
      <text:p text:style-name="P10">h(1989, 3) = <text:span text:style-name="T6">(</text:span>9 + 3*(5 – 1989 % 5)<text:span text:style-name="T6">) % 10</text:span> = 2</text:p>
      <text:p text:style-name="P5"/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column table:style-name="Table3.C"/>
        <table:table-column table:style-name="Table3.F" table:number-columns-repeated="3"/>
        <table:table-column table:style-name="Table3.C"/>
        <table:table-column table:style-name="Table3.A"/>
        <table:table-column table:style-name="Table3.K"/>
        <table:table-row>
          <table:table-cell table:style-name="Table3.A1" office:value-type="string">
            <text:p text:style-name="P14">Index</text:p>
          </table:table-cell>
          <table:table-cell table:style-name="Table3.A1" office:value-type="string">
            <text:p text:style-name="P14">0</text:p>
          </table:table-cell>
          <table:table-cell table:style-name="Table3.A1" office:value-type="string">
            <text:p text:style-name="P14">1</text:p>
          </table:table-cell>
          <table:table-cell table:style-name="Table3.A1" office:value-type="string">
            <text:p text:style-name="P14">2</text:p>
          </table:table-cell>
          <table:table-cell table:style-name="Table3.A1" office:value-type="string">
            <text:p text:style-name="P14">3</text:p>
          </table:table-cell>
          <table:table-cell table:style-name="Table3.A1" office:value-type="string">
            <text:p text:style-name="P14">4</text:p>
          </table:table-cell>
          <table:table-cell table:style-name="Table3.A1" office:value-type="string">
            <text:p text:style-name="P14">5</text:p>
          </table:table-cell>
          <table:table-cell table:style-name="Table3.A1" office:value-type="string">
            <text:p text:style-name="P14">6</text:p>
          </table:table-cell>
          <table:table-cell table:style-name="Table3.A1" office:value-type="string">
            <text:p text:style-name="P14">7</text:p>
          </table:table-cell>
          <table:table-cell table:style-name="Table3.A1" office:value-type="string">
            <text:p text:style-name="P14">8</text:p>
          </table:table-cell>
          <table:table-cell table:style-name="Table3.A1" office:value-type="string">
            <text:p text:style-name="P14">9</text:p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2">9879</text:p>
          </table:table-cell>
          <table:table-cell table:style-name="Table3.A2" office:value-type="string">
            <text:p text:style-name="P20">4371</text:p>
          </table:table-cell>
          <table:table-cell table:style-name="Table3.A2" office:value-type="string">
            <text:p text:style-name="P22">1989</text:p>
          </table:table-cell>
          <table:table-cell table:style-name="Table3.A2" office:value-type="string">
            <text:p text:style-name="P20">1323</text:p>
          </table:table-cell>
          <table:table-cell table:style-name="Table3.A2" office:value-type="string">
            <text:p text:style-name="P22">4744</text:p>
          </table:table-cell>
          <table:table-cell table:style-name="Table3.A2" office:value-type="string">
            <text:p text:style-name="P22">6273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22">4399</text:p>
          </table:table-cell>
        </table:table-row>
      </table:table>
      <text:p text:style-name="P2"/>
      <text:p text:style-name="P4"/>
      <text:p text:style-name="P4"/>
      <text:p text:style-name="P5"><text:span text:style-name="T1">2. {</text:span>14, 54, 23, 18, 87, 94, 101, 32, 20, 164, 50} </text:p>
      <text:p text:style-name="P5"/>
      <text:p text:style-name="P6">h(14) = (3*14 + 2) % 11 = <text:span text:style-name="T2">0</text:span></text:p>
      <text:p text:style-name="P6">h(54) = (3*54 + 2) % 11 = <text:span text:style-name="T2">10</text:span></text:p>
      <text:p text:style-name="P6">h(23) = (3*23 + 2) % 11 = <text:span text:style-name="T3">5</text:span></text:p>
      <text:p text:style-name="P6">h(18) = (3*18 + 2) % 11 = <text:span text:style-name="T3">1</text:span></text:p>
      <text:p text:style-name="P6">h(87) = (3*87 + 2) % 11 = <text:span text:style-name="T3">10 → 0 → 1 → 2</text:span></text:p>
      <text:p text:style-name="P6">h(94) = (3*94 + 2) % 11 = <text:span text:style-name="T3">9</text:span></text:p>
      <text:p text:style-name="P6">h(101) = (3*101 + 2) % 11 = <text:span text:style-name="T3">8</text:span></text:p>
      <text:p text:style-name="P6">h(32) = (3*32 + 2) % 11 = <text:span text:style-name="T3">10 → 0 → 1 → 2 → 3</text:span></text:p>
      <text:p text:style-name="P6">h(20) = (3*20 + 2) % 11 = <text:span text:style-name="T3">7</text:span></text:p>
      <text:p text:style-name="P6">h(164) = (3*164 + 2) % 11 = <text:span text:style-name="T3">10 → 0 → 1 → 2 → 3 → 4</text:span></text:p>
      <text:p text:style-name="P6">h(50) = (3*50 + 2) % 11 = <text:span text:style-name="T3">9 → 10 → 0 → 1 → 2 → 3 → 4 → 5 → 6</text:span></text:p>
      <text:p text:style-name="P6"/>
      <table:table table:name="Table1" table:style-name="Table1">
        <table:table-column table:style-name="Table1.A" table:number-columns-repeated="2"/>
        <table:table-column table:style-name="Table1.C"/>
        <table:table-column table:style-name="Table1.A"/>
        <table:table-column table:style-name="Table1.C" table:number-columns-repeated="2"/>
        <table:table-column table:style-name="Table1.A"/>
        <table:table-column table:style-name="Table1.C" table:number-columns-repeated="2"/>
        <table:table-column table:style-name="Table1.A"/>
        <table:table-column table:style-name="Table1.C"/>
        <table:table-column table:style-name="Table1.L"/>
        <table:table-row>
          <table:table-cell table:style-name="Table1.A1" office:value-type="string">
            <text:p text:style-name="P12">Index</text:p>
          </table:table-cell>
          <table:table-cell table:style-name="Table1.A1" office:value-type="string">
            <text:p text:style-name="P12">0</text:p>
          </table:table-cell>
          <table:table-cell table:style-name="Table1.A1" office:value-type="string">
            <text:p text:style-name="P12">1</text:p>
          </table:table-cell>
          <table:table-cell table:style-name="Table1.A1" office:value-type="string">
            <text:p text:style-name="P12">2</text:p>
          </table:table-cell>
          <table:table-cell table:style-name="Table1.A1" office:value-type="string">
            <text:p text:style-name="P12">3</text:p>
          </table:table-cell>
          <table:table-cell table:style-name="Table1.A1" office:value-type="string">
            <text:p text:style-name="P12">4</text:p>
          </table:table-cell>
          <table:table-cell table:style-name="Table1.A1" office:value-type="string">
            <text:p text:style-name="P12">5</text:p>
          </table:table-cell>
          <table:table-cell table:style-name="Table1.A1" office:value-type="string">
            <text:p text:style-name="P12">6</text:p>
          </table:table-cell>
          <table:table-cell table:style-name="Table1.A1" office:value-type="string">
            <text:p text:style-name="P12">7</text:p>
          </table:table-cell>
          <table:table-cell table:style-name="Table1.A1" office:value-type="string">
            <text:p text:style-name="P12">8</text:p>
          </table:table-cell>
          <table:table-cell table:style-name="Table1.A1" office:value-type="string">
            <text:p text:style-name="P12">9</text:p>
          </table:table-cell>
          <table:table-cell table:style-name="Table1.L1" office:value-type="string">
            <text:p text:style-name="P12">10</text:p>
          </table:table-cell>
        </table:table-row>
        <table:table-row>
          <table:table-cell table:style-name="Table1.A2" office:value-type="string">
            <text:p text:style-name="P11"/>
          </table:table-cell>
          <table:table-cell table:style-name="Table1.A2" office:value-type="string">
            <text:p text:style-name="P15">14</text:p>
          </table:table-cell>
          <table:table-cell table:style-name="Table1.A2" office:value-type="string">
            <text:p text:style-name="P17">18</text:p>
          </table:table-cell>
          <table:table-cell table:style-name="Table1.A2" office:value-type="string">
            <text:p text:style-name="P17">87</text:p>
          </table:table-cell>
          <table:table-cell table:style-name="Table1.A2" office:value-type="string">
            <text:p text:style-name="P17">32</text:p>
          </table:table-cell>
          <table:table-cell table:style-name="Table1.A2" office:value-type="string">
            <text:p text:style-name="P17">164</text:p>
          </table:table-cell>
          <table:table-cell table:style-name="Table1.A2" office:value-type="string">
            <text:p text:style-name="P17">23</text:p>
          </table:table-cell>
          <table:table-cell table:style-name="Table1.A2" office:value-type="string">
            <text:p text:style-name="P17">50</text:p>
          </table:table-cell>
          <table:table-cell table:style-name="Table1.A2" office:value-type="string">
            <text:p text:style-name="P17">20</text:p>
          </table:table-cell>
          <table:table-cell table:style-name="Table1.A2" office:value-type="string">
            <text:p text:style-name="P17">101</text:p>
          </table:table-cell>
          <table:table-cell table:style-name="Table1.A2" office:value-type="string">
            <text:p text:style-name="P17">94</text:p>
          </table:table-cell>
          <table:table-cell table:style-name="Table1.L2" office:value-type="string">
            <text:p text:style-name="P15">54</text:p>
          </table:table-cell>
        </table:table-row>
      </table:table>
      <text:p text:style-name="P4"/>
      <text:p text:style-name="P4"/>
      <text:p text:style-name="P4"/>
      <text:p text:style-name="P8"><text:span text:style-name="T3">3. {</text:span>50, 208, 19, 155, 230, 33, 56, 17, 10} </text:p>
      <text:p text:style-name="P8"/>
      <text:p text:style-name="P7">h(50) = 50 % 9 = <text:span text:style-name="T4">5</text:span></text:p>
      <text:p text:style-name="P7">h(208) = 208 % 9 = <text:span text:style-name="T4">1</text:span></text:p>
      <text:p text:style-name="P7">h(19) = 19 % 9 = <text:span text:style-name="T4">1</text:span></text:p>
      <text:p text:style-name="P7">h(155) = 155 % 9 = <text:span text:style-name="T4">2</text:span></text:p>
      <text:p text:style-name="P7">h(230) = 230 % 9 = <text:span text:style-name="T4">5</text:span></text:p>
      <text:p text:style-name="P7">h(33) = 33 % 9 = <text:span text:style-name="T4">6</text:span></text:p>
      <text:p text:style-name="P7">h(56) = 56 % 9 = <text:span text:style-name="T4">2</text:span></text:p>
      <text:p text:style-name="P7">h(17) = 17 % 9 = <text:span text:style-name="T4">8</text:span></text:p>
      <text:p text:style-name="P7">h(10) = 10 % 9 = <text:span text:style-name="T4">1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 table:number-columns-repeated="5"/>
        <table:table-column table:style-name="Table2.J"/>
        <table:table-row>
          <table:table-cell table:style-name="Table2.A1" office:value-type="string">
            <text:p text:style-name="P13">Index</text:p>
          </table:table-cell>
          <table:table-cell table:style-name="Table2.A1" office:value-type="string">
            <text:p text:style-name="P13">0</text:p>
          </table:table-cell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3">2</text:p>
          </table:table-cell>
          <table:table-cell table:style-name="Table2.A1" office:value-type="string">
            <text:p text:style-name="P13">3</text:p>
          </table:table-cell>
          <table:table-cell table:style-name="Table2.A1" office:value-type="string">
            <text:p text:style-name="P13">4</text:p>
          </table:table-cell>
          <table:table-cell table:style-name="Table2.A1" office:value-type="string">
            <text:p text:style-name="P13">5</text:p>
          </table:table-cell>
          <table:table-cell table:style-name="Table2.A1" office:value-type="string">
            <text:p text:style-name="P13">6</text:p>
          </table:table-cell>
          <table:table-cell table:style-name="Table2.A1" office:value-type="string">
            <text:p text:style-name="P13">7</text:p>
          </table:table-cell>
          <table:table-cell table:style-name="Table2.A1" office:value-type="string">
            <text:p text:style-name="P13">8</text:p>
          </table:table-cell>
        </table:table-row>
        <table:table-row>
          <table:table-cell table:style-name="Table2.A2" office:value-type="string">
            <text:p text:style-name="P19"/>
          </table:table-cell>
          <table:table-cell table:style-name="Table2.A2" office:value-type="string">
            <text:p text:style-name="P16"/>
          </table:table-cell>
          <table:table-cell table:style-name="Table2.A2" office:value-type="string">
            <text:p text:style-name="P20">208→19→10</text:p>
          </table:table-cell>
          <table:table-cell table:style-name="Table2.A2" office:value-type="string">
            <text:p text:style-name="P20">155→56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>50→230</text:p>
          </table:table-cell>
          <table:table-cell table:style-name="Table2.A2" office:value-type="string">
            <text:p text:style-name="P20">33</text:p>
          </table:table-cell>
          <table:table-cell table:style-name="Table2.A2" office:value-type="string">
            <text:p text:style-name="P17"/>
          </table:table-cell>
          <table:table-cell table:style-name="Table2.A2" office:value-type="string">
            <text:p text:style-name="P20">17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8T19:23:07.967034179</dc:date>
    <dc:creator>Megan Chu</dc:creator>
    <meta:generator>LibreOffice/4.3.7.2$Linux_X86_64 LibreOffice_project/430$Build-2</meta:generator>
    <meta:editing-duration>PT17M29S</meta:editing-duration>
    <meta:editing-cycles>1</meta:editing-cycles>
    <meta:document-statistic meta:table-count="3" meta:image-count="0" meta:object-count="0" meta:page-count="1" meta:paragraph-count="96" meta:word-count="419" meta:character-count="1310" meta:non-whitespace-character-count="980"/>
  </office:meta>
</office:document-meta>
</file>